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size="12pt" style:font-size-asian="12pt" style:font-size-complex="12pt" fo:language="en"/>
    </style:style>
    <style:style style:name="P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fo:language="en"/>
    </style:style>
    <style:style style:name="P3" style:parent-style-name="Normal" style:family="paragraph">
      <style:paragraph-properties fo:margin-bottom="0in" fo:line-height="100%"/>
    </style:style>
    <style:style style:name="T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P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fo:language="en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fo:language="en"/>
    </style:style>
    <style:style style:name="T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fo:language="en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fo:language="en"/>
    </style:style>
    <style:style style:name="T1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1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20" style:parent-style-name="Hyperlink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2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2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fo:language="en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fo:language="en"/>
    </style:style>
    <style:style style:name="T2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/>
    </style:style>
  </office:automatic-styles>
  <office:body>
    <office:text text:use-soft-page-breaks="true">
      <text:p text:style-name="P1">Dear Sir/Madam,</text:p>
      <text:p text:style-name="P2"/>
      <text:p text:style-name="P3"><text:span text:style-name="T4">Sincerely,</text:span></text:p>
      <text:p text:style-name="P5">I am interested in exploring career opportunities in<text:s/>Project management or Business Analyst<text:s/>with<text:s/>your company, <text:s/>and have therefore enclosed my resume for your reference. Should you be in the market for a results-oriented professional for your firm, I would encourage you to consider my credentials.</text:p>
      <text:p text:style-name="P6"><text:span text:style-name="T7"><text:line-break/></text:span><text:span text:style-name="T8">As my resume indicates, I<text:s/></text:span><text:span text:style-name="T9">am a certified SCRUM MASTER with<text:s/></text:span><text:span text:style-name="T10">13+<text:s/></text:span><text:span text:style-name="T11">years’ experience</text:span><text:span text:style-name="T12"><text:s/>in<text:s/></text:span><text:span text:style-name="T13">IT<text:s/></text:span><text:span text:style-name="T14">Services</text:span><text:span text:style-name="T15">. My day-to-day output reflects a high level of motivation, efficiency, and ability to meet any objective. I have a proven ability to troubleshoot, perform under a minimum amount of supervision, and demonstrate a high degree of initiative and good judgment.</text:span><text:span text:style-name="T16"><text:line-break/></text:span><text:span text:style-name="T17"><text:line-break/></text:span><text:span text:style-name="T18">I am interested in interviewing with you or one of your associates. I can be reached at<text:s/></text:span><text:span text:style-name="T19">9818990404 /<text:s/></text:span><text:a xlink:href="mailto:devesh.naswa@gmail.com" office:target-frame-name="_top" xlink:show="replace"><text:span text:style-name="T20">devesh.naswa@gmail.com</text:span></text:a><text:span text:style-name="T21"><text:s/></text:span><text:span text:style-name="T22">to arrange for an interview at a convenient time.</text:span><text:span text:style-name="T23"><text:line-break/></text:span><text:span text:style-name="T24"><text:line-break/></text:span><text:span text:style-name="T25">Devesh Nasw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vesh</meta:initial-creator>
    <dc:creator>Devesh</dc:creator>
    <meta:creation-date>2017-09-20T17:28:00Z</meta:creation-date>
    <dc:date>2017-09-20T17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136" meta:character-count="915" meta:row-count="6" meta:non-whitespace-character-count="780"/>
  </office:meta>
</office:document-meta>
</file>